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office:font-face-decls>
  <office:automatic-styles>
    <style:style style:name="P1" style:family="paragraph" style:parent-style-name="Standard">
      <style:text-properties officeooo:rsid="001bab33" officeooo:paragraph-rsid="001bab33"/>
    </style:style>
    <style:style style:name="P2" style:family="paragraph" style:parent-style-name="Standard">
      <style:text-properties fo:font-size="13pt" fo:font-weight="bold" officeooo:rsid="001bab33" officeooo:paragraph-rsid="001bab33" style:font-size-asian="13pt" style:font-weight-asian="bold" style:font-size-complex="13pt" style:font-weight-complex="bold"/>
    </style:style>
    <style:style style:name="P3" style:family="paragraph" style:parent-style-name="Standard">
      <style:text-properties fo:font-size="13pt" fo:font-weight="normal" officeooo:rsid="001bab33" officeooo:paragraph-rsid="001bab33" style:font-size-asian="13pt" style:font-weight-asian="normal" style:font-size-complex="13pt" style:font-weight-complex="normal"/>
    </style:style>
    <style:style style:name="T1" style:family="text">
      <style:text-properties officeooo:rsid="001d2a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Vorbereitet für Bewerbungsgespräch:</text:p>
      <text:p text:style-name="P1"/>
      <text:p text:style-name="P1"/>
      <text:p text:style-name="P1"/>
      <text:p text:style-name="P2">1-Erzä<text:span text:style-name="T1">h</text:span>len Sie <text:span text:style-name="T1">uns </text:span><text:s/><text:span text:style-name="T1">von </text:span><text:s/>Ihre<text:span text:style-name="T1">n </text:span><text:s/>Erfahrungen <text:span text:style-name="T1">in der Webentwicklung:</text:span></text:p>
      <text:p text:style-name="P2"/>
      <text:p text:style-name="P3">Nachdem ich den Deutschkurs beendet hatte. <text:s/>Ich habe am Orientierungskurs im Bereich IT und E-Marketing teilgenommen. <text:s/>Dort haben wir gelernt, wie man mit HTML, CSS, Javascript und der React-Bibliothek schnell und einfach Webseiten erstellt. Außerdem habe ich während des Kurses mehrere anspruchsvolle Projekte erstellt,</text:p>
      <text:p text:style-name="P3">Vier meiner Kollegen und ich haben ein großes Projekt namens Let's Do fertiggestellt. <text:s/>Dieses Projekt macht es dem Benutzer leicht, seinen Zeitplan mit der Aufgabenliste auf der Seite zu organisieren und seine Arbeit mit einem Zeitplan zu organisieren, zu dem er seine Arbeit hinzufügen und sie genau organisieren kann. In diesem Projekt kann der Benutzer seine Notizen schreiben und speichern. <text:s/>Sie können sich das Projekt auf meinem Github ansehen.</text:p>
      <text:p text:style-name="P3">Ich freue mich auf größere Projekte, vor allem in großen und renommierten Unternehmen wie dem Ihren.</text:p>
      <text:p text:style-name="P2"/>
      <text:p text:style-name="P2">2- was macht man als Webentwickler?</text:p>
      <text:p text:style-name="P1">Der Webentwickler (auch: Web Developer, System Developer, Web-Entwickler) plant und programmiert webbasierte Anwendungen und auch Websites. Dies kann etwa ein Online-Shop, ein Portalsystem oder eine mobile Applikation se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3:51:59.604285513</meta:creation-date>
    <dc:date>2023-05-16T14:49:05.122995917</dc:date>
    <meta:editing-duration>PT36M45S</meta:editing-duration>
    <meta:editing-cycles>1</meta:editing-cycles>
    <meta:document-statistic meta:table-count="0" meta:image-count="0" meta:object-count="0" meta:page-count="1" meta:paragraph-count="7" meta:word-count="175" meta:character-count="1230" meta:non-whitespace-character-count="1054"/>
    <meta:generator>LibreOffice/7.3.7.2$Linux_X86_64 LibreOffice_project/30$Build-2</meta:generator>
  </office:meta>
</office:document-meta>
</file>